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64c6d" officeooo:paragraph-rsid="00164c6d"/>
    </style:style>
    <style:style style:name="P2" style:family="paragraph" style:parent-style-name="Text_20_body">
      <style:text-properties officeooo:rsid="0017b4e4" officeooo:paragraph-rsid="0017b4e4"/>
    </style:style>
    <style:style style:name="P3" style:family="paragraph" style:parent-style-name="Text_20_body">
      <style:text-properties officeooo:rsid="0019a747" officeooo:paragraph-rsid="0019a747"/>
    </style:style>
    <style:style style:name="P4" style:family="paragraph" style:parent-style-name="Heading_20_1">
      <style:text-properties officeooo:rsid="00164c6d" officeooo:paragraph-rsid="00164c6d"/>
    </style:style>
    <style:style style:name="P5" style:family="paragraph" style:parent-style-name="Heading_20_1" style:list-style-name="">
      <style:text-properties officeooo:rsid="00164c6d" officeooo:paragraph-rsid="00164c6d"/>
    </style:style>
    <style:style style:name="P6" style:family="paragraph" style:parent-style-name="Heading_20_1">
      <style:paragraph-properties fo:break-before="page"/>
      <style:text-properties officeooo:rsid="00164c6d" officeooo:paragraph-rsid="00164c6d"/>
    </style:style>
    <style:style style:name="P7" style:family="paragraph" style:parent-style-name="Heading_20_2">
      <style:text-properties officeooo:rsid="00164c6d" officeooo:paragraph-rsid="00164c6d"/>
    </style:style>
    <style:style style:name="P8" style:family="paragraph" style:parent-style-name="Heading_20_2">
      <style:text-properties officeooo:rsid="0018d43d" officeooo:paragraph-rsid="0018d43d"/>
    </style:style>
    <style:style style:name="T1" style:family="text">
      <style:text-properties officeooo:rsid="00164ee3"/>
    </style:style>
    <style:style style:name="T2" style:family="text">
      <style:text-properties officeooo:rsid="001aa89d"/>
    </style:style>
    <style:style style:name="T3" style:family="text">
      <style:text-properties officeooo:rsid="001b1d0e"/>
    </style:style>
    <style:style style:name="T4" style:family="text">
      <style:text-properties officeooo:rsid="001dc5c3"/>
    </style:style>
    <style:style style:name="T5" style:family="text">
      <style:text-properties officeooo:rsid="00213bde"/>
    </style:style>
    <style:style style:name="T6" style:family="text">
      <style:text-properties officeooo:rsid="0021aa14"/>
    </style:style>
    <style:style style:name="T7" style:family="text">
      <style:text-properties officeooo:rsid="0021f4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erspectives</text:h>
      <text:p text:style-name="P1">Il reste plusieurs choses à faire dans le cadre de ce projet pour pouvoir corriger la rotation du robot.</text:p>
      <text:h text:style-name="P7" text:outline-level="2">Intégration d<text:span text:style-name="T7">'une </text:span>centrale inertielle</text:h>
      <text:p text:style-name="P1">Comme nous avons pu le voir dans la partie <text:span text:style-name="T3">IV</text:span>, le magnétomètre n'a pas pu répondre correctement à notre problématique. Celui-ci, outre son biais que l'on peut désormais enlever, n'est pas capable de fonctionner dans tous les cas. L'ajout d'autres capteurs permettraient de palier à ce problème. Les gyroscopes et acceléromètres possèdent eux-aussi quelques problèmes, et ne donnent pas toujours les résultats que nous voudrions. Lorsque ces 3 capteurs sont couplés, ils permettent d'avoir une rotation absolue dans l'espace, et ce dans n'importe quel cas.</text:p>
      <text:h text:style-name="P7" text:outline-level="2">Asservissement du robot</text:h>
      <text:p text:style-name="P1">Pour l'instant, le robot peut <text:span text:style-name="T7">connaitre </text:span>sa rotation par rapport à un référentiel de départ. Mais aucun travail n'a encore été fait pour savoir si le robot <text:span text:style-name="T7">dévie</text:span> de la rotation voulu<text:span text:style-name="T1">e</text:span> lors d'un déplacement. </text:p>
      <text:p text:style-name="P1">A partir de cette détection, il faudrait alors opérer un asservissement sur celui-ci. Autrement dit, à partir du moment où l'on détecte une déviation, il faudrait que la future commande du contrôleur la prenne en compte. Cela permettrait alors de corriger cette déviation.</text:p>
      <text:h text:style-name="P8" text:outline-level="2">Amélioration logiciel</text:h>
      <text:p text:style-name="P3">Actuellement le programme de calibrage du magnétomètre est parfaitement fonctionnel, mais quelques améliorations de celui-ci pourraient être faites. Si la connexion au <text:span text:style-name="T2">robot se déroule mal, l'application se fige un certain temps. Il faudrait aussi pouvoir passer le pointeur sur le biais afin de l'afficher. Cela permettrait de savoir si le calcul s'est bien déroulé, et donc de savoir si le biais tend vers (0, 0).</text:span></text:p>
      <text:h text:style-name="P5" text:outline-level="1"/>
      <text:h text:style-name="P6" text:outline-level="1">Conclusion</text:h>
      <text:p text:style-name="P2">Le but de ce projet était d'intégrer un capteur afin de <text:span text:style-name="T7">connaitre</text:span> l<text:span text:style-name="T7">'orientation</text:span> d'un robot Wifibot en temps réel. Cela dans le futur but de pouvoir détecter une quelconque déviation de celui-ci par rapport à une position voulue.</text:p>
      <text:p text:style-name="P2">Cet objectif a été atteint, puisque le Wifibot possède sa rotation par rapport à un angle de référence. Cet angle est correct tant que le robot ne s'approche pas d'autres objets métalliques.</text:p>
      <text:p text:style-name="P2">Ce projet nous a apporté beaucoup de choses, puisque nous avons pu travailler avec plusieurs cartes <text:span text:style-name="T4">électroniques</text:span> (Arduino, Raspberry pi), tout en utilisant des connaissances apprises cette année dans différentes matières. Nous avons utilisé des connaissances en réseau pour pouvoir communiquer entre plusieurs machines dans un même réseau local. Nous avons <text:span text:style-name="T7">également </text:span>utilisé <text:span text:style-name="T7">les</text:span> connaissances en système<text:span text:style-name="T5">s</text:span> embarqués et en électronique, afin de réaliser le montage des différents modules, ainsi que leur code respectif.</text:p>
      <text:p text:style-name="P2">Nous avons appris de nombreuses choses sur les différents capteurs disponibles sur le marché. Nous savons désormais qu'il est compliqué d'avoir la rotation d'un objet dans l'espace en temps réel. <text:span text:style-name="T6">En effet i</text:span>l existe beaucoup de phénomènes physiques qui iront pertuber la valeur de chacun de ces cap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8M14S</meta:editing-duration>
    <meta:editing-cycles>18</meta:editing-cycles>
    <meta:generator>LibreOffice/4.3.3.2$Linux_x86 LibreOffice_project/430m0$Build-2</meta:generator>
    <dc:date>2015-03-11T10:32:59.112835431</dc:date>
    <meta:document-statistic meta:table-count="0" meta:image-count="0" meta:object-count="0" meta:page-count="2" meta:paragraph-count="14" meta:word-count="451" meta:character-count="2894" meta:non-whitespace-character-count="2456"/>
    <meta:user-defined meta:name="Info 1"/>
    <meta:user-defined meta:name="Info 2"/>
    <meta:user-defined meta:name="Info 3"/>
    <meta:user-defined meta:name="Info 4"/>
  </office:meta>
</office:document-meta>
</file>